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1e26e1" officeooo:paragraph-rsid="003144b8"/>
    </style:style>
    <style:style style:name="P2" style:family="paragraph" style:parent-style-name="Standard">
      <style:paragraph-properties fo:line-height="150%"/>
      <style:text-properties officeooo:rsid="001e26e1" officeooo:paragraph-rsid="001e26e1"/>
    </style:style>
    <style:style style:name="P3" style:family="paragraph" style:parent-style-name="Standard">
      <style:paragraph-properties fo:line-height="150%"/>
      <style:text-properties style:use-window-font-color="true" loext:opacity="0%" style:font-name="Arial" fo:font-weight="bold" officeooo:rsid="00200861" officeooo:paragraph-rsid="00200861" fo:background-color="transparent" style:font-weight-asian="bold" style:font-weight-complex="bold"/>
    </style:style>
    <style:style style:name="P4" style:family="paragraph" style:parent-style-name="Standard">
      <style:paragraph-properties fo:line-height="150%"/>
      <style:text-properties style:use-window-font-color="true" loext:opacity="0%" style:font-name="Arial" fo:font-weight="bold" officeooo:rsid="0061a6a6" officeooo:paragraph-rsid="0061a6a6" fo:background-color="transparent" style:font-weight-asian="bold" style:font-weight-complex="bold"/>
    </style:style>
    <style:style style:name="P5" style:family="paragraph" style:parent-style-name="Standard">
      <style:paragraph-properties fo:line-height="150%"/>
      <style:text-properties style:font-name="Arial" fo:font-weight="bold" officeooo:rsid="001e26e1" officeooo:paragraph-rsid="001e26e1" style:font-weight-asian="bold" style:font-weight-complex="bold"/>
    </style:style>
    <style:style style:name="P6" style:family="paragraph" style:parent-style-name="Standard">
      <style:paragraph-properties fo:line-height="150%"/>
      <style:text-properties style:font-name="Arial" fo:font-weight="bold" officeooo:rsid="0061a6a6" officeooo:paragraph-rsid="0061a6a6" style:font-weight-asian="bold" style:font-weight-complex="bold"/>
    </style:style>
    <style:style style:name="P7" style:family="paragraph" style:parent-style-name="Standard">
      <style:paragraph-properties fo:line-height="150%"/>
      <style:text-properties style:font-name="Arial" fo:font-weight="bold" officeooo:rsid="0064443b" officeooo:paragraph-rsid="0064443b" style:font-weight-asian="bold" style:font-weight-complex="bold"/>
    </style:style>
    <style:style style:name="P8" style:family="paragraph" style:parent-style-name="Standard">
      <style:paragraph-properties fo:line-height="150%"/>
      <style:text-properties style:font-name="Arial" fo:font-weight="bold" officeooo:paragraph-rsid="001e26e1" style:font-weight-asian="bold" style:font-weight-complex="bold"/>
    </style:style>
    <style:style style:name="P9" style:family="paragraph" style:parent-style-name="Standard">
      <style:paragraph-properties fo:line-height="150%"/>
      <style:text-properties style:font-name="Arial" fo:language="pt" fo:country="BR"/>
    </style:style>
    <style:style style:name="P10" style:family="paragraph" style:parent-style-name="Standard">
      <style:paragraph-properties fo:line-height="150%"/>
      <style:text-properties style:font-name="Arial" officeooo:rsid="001e26e1" officeooo:paragraph-rsid="001e26e1"/>
    </style:style>
    <style:style style:name="P11" style:family="paragraph" style:parent-style-name="Standard">
      <style:paragraph-properties fo:line-height="150%"/>
      <style:text-properties style:font-name="Arial" officeooo:rsid="001e26e1" officeooo:paragraph-rsid="002a8f4c"/>
    </style:style>
    <style:style style:name="P12" style:family="paragraph" style:parent-style-name="Standard">
      <style:paragraph-properties fo:line-height="150%"/>
      <style:text-properties style:font-name="Arial" officeooo:rsid="002a8f4c" officeooo:paragraph-rsid="002a8f4c"/>
    </style:style>
    <style:style style:name="P13" style:family="paragraph" style:parent-style-name="Standard">
      <style:paragraph-properties fo:line-height="150%"/>
      <style:text-properties style:font-name="Arial" officeooo:rsid="0061a6a6" officeooo:paragraph-rsid="0061a6a6"/>
    </style:style>
    <style:style style:name="P14" style:family="paragraph" style:parent-style-name="Standard">
      <style:paragraph-properties fo:line-height="150%"/>
      <style:text-properties style:font-name="Arial" officeooo:rsid="0028a1d1" officeooo:paragraph-rsid="0028a1d1"/>
    </style:style>
    <style:style style:name="P15" style:family="paragraph" style:parent-style-name="Standard">
      <style:paragraph-properties fo:line-height="150%"/>
      <style:text-properties style:font-name="Arial" officeooo:rsid="002c89b4" officeooo:paragraph-rsid="002c89b4"/>
    </style:style>
    <style:style style:name="P16" style:family="paragraph" style:parent-style-name="Standard">
      <style:paragraph-properties fo:line-height="150%" fo:text-align="justify" style:justify-single-word="false"/>
      <style:text-properties style:font-name="Arial" officeooo:rsid="00218031" officeooo:paragraph-rsid="00586b17"/>
    </style:style>
    <style:style style:name="P17" style:family="paragraph" style:parent-style-name="Standard">
      <style:paragraph-properties fo:line-height="150%"/>
      <style:text-properties style:font-name="Arial"/>
    </style:style>
    <style:style style:name="P18" style:family="paragraph" style:parent-style-name="Standard">
      <style:paragraph-properties fo:line-height="150%"/>
      <style:text-properties style:font-name="Arial" officeooo:paragraph-rsid="002f605f"/>
    </style:style>
    <style:style style:name="P19" style:family="paragraph" style:parent-style-name="Standard">
      <style:paragraph-properties fo:line-height="150%" fo:text-align="justify" style:justify-single-word="false"/>
      <style:text-properties officeooo:paragraph-rsid="00278447"/>
    </style:style>
    <style:style style:name="P20" style:family="paragraph" style:parent-style-name="Text_20_body">
      <style:paragraph-properties fo:line-height="150%" fo:break-before="page"/>
      <style:text-properties style:font-name="Arial" fo:font-weight="bold" fo:background-color="#ffea00" style:font-weight-asian="bold" style:font-weight-complex="bold"/>
    </style:style>
    <style:style style:name="P21" style:family="paragraph" style:parent-style-name="Text_20_body">
      <style:paragraph-properties fo:line-height="150%"/>
      <style:text-properties style:use-window-font-color="true" loext:opacity="0%" style:font-name="Arial" fo:font-weight="normal" fo:background-color="transparent" style:font-weight-asian="normal" style:font-weight-complex="normal"/>
    </style:style>
    <style:style style:name="P22" style:family="paragraph" style:parent-style-name="Text_20_body">
      <style:paragraph-properties fo:line-height="150%" fo:text-align="start" style:justify-single-word="false"/>
      <style:text-properties style:use-window-font-color="true" loext:opacity="0%" style:font-name="Arial" fo:font-weight="bold" fo:background-color="#ffea00" style:font-weight-asian="bold" style:font-weight-complex="bold"/>
    </style:style>
    <style:style style:name="P23" style:family="paragraph" style:parent-style-name="Text_20_body">
      <style:paragraph-properties fo:line-height="150%" fo:text-align="justify" style:justify-single-word="false"/>
      <style:text-properties style:font-name="Arial" fo:font-weight="normal" officeooo:rsid="0064443b" officeooo:paragraph-rsid="0064443b" style:font-weight-asian="normal" style:font-weight-complex="normal"/>
    </style:style>
    <style:style style:name="P24" style:family="paragraph" style:parent-style-name="Text_20_body">
      <style:paragraph-properties fo:line-height="150%" fo:text-align="justify" style:justify-single-word="false"/>
      <style:text-properties style:font-name="Arial" fo:font-style="italic" style:font-style-asian="italic" style:font-style-complex="italic"/>
    </style:style>
    <style:style style:name="P25" style:family="paragraph" style:parent-style-name="Text_20_body">
      <style:paragraph-properties fo:line-height="150%" fo:text-align="justify" style:justify-single-word="false"/>
      <style:text-properties style:font-name="Arial"/>
    </style:style>
    <style:style style:name="P26" style:family="paragraph" style:parent-style-name="Text_20_body">
      <style:paragraph-properties fo:line-height="150%" fo:text-align="justify" style:justify-single-word="false"/>
      <style:text-properties style:font-name="Arial" officeooo:paragraph-rsid="00658597"/>
    </style:style>
    <style:style style:name="P27" style:family="paragraph" style:parent-style-name="Text_20_body">
      <style:paragraph-properties fo:line-height="150%" fo:text-align="start" style:justify-single-word="false"/>
      <style:text-properties style:font-name="Arial" officeooo:paragraph-rsid="0061a6a6"/>
    </style:style>
    <style:style style:name="P28" style:family="paragraph" style:parent-style-name="Text_20_body">
      <style:paragraph-properties fo:line-height="150%" fo:text-align="justify" style:justify-single-word="false"/>
    </style:style>
    <style:style style:name="P29" style:family="paragraph" style:parent-style-name="Standard">
      <style:paragraph-properties fo:line-height="150%"/>
      <style:text-properties style:font-name="Arial" fo:font-weight="normal" officeooo:rsid="0064443b" officeooo:paragraph-rsid="0064443b" style:font-weight-asian="normal" style:font-weight-complex="normal"/>
    </style:style>
    <style:style style:name="P30" style:family="paragraph" style:parent-style-name="Standard">
      <style:paragraph-properties fo:line-height="150%"/>
      <style:text-properties style:font-name="Arial" fo:font-weight="bold" officeooo:rsid="001e26e1" officeooo:paragraph-rsid="001e26e1" style:font-weight-asian="bold" style:font-weight-complex="bold"/>
    </style:style>
    <style:style style:name="P31" style:family="paragraph" style:parent-style-name="Standard">
      <style:paragraph-properties fo:line-height="150%" fo:text-align="justify" style:justify-single-word="false"/>
      <style:text-properties style:font-name="Arial" officeooo:rsid="0075ce1e" officeooo:paragraph-rsid="0075ce1e"/>
    </style:style>
    <style:style style:name="P32" style:family="paragraph" style:parent-style-name="Standard">
      <style:paragraph-properties fo:line-height="150%" fo:break-before="page"/>
      <style:text-properties style:use-window-font-color="true" loext:opacity="0%" style:font-name="Arial" fo:font-weight="bold" officeooo:rsid="0061a6a6" officeooo:paragraph-rsid="0061a6a6" fo:background-color="#ffea00" style:font-weight-asian="bold" style:font-weight-complex="bold"/>
    </style:style>
    <style:style style:name="P33" style:family="paragraph" style:parent-style-name="Standard">
      <style:paragraph-properties fo:line-height="150%" fo:text-align="justify" style:justify-single-word="false" fo:break-before="page"/>
      <style:text-properties style:font-name="Arial" officeooo:rsid="00218031" officeooo:paragraph-rsid="0046a5b9"/>
    </style:style>
    <style:style style:name="P34" style:family="paragraph" style:parent-style-name="Standard">
      <style:paragraph-properties fo:line-height="150%" fo:text-align="justify" style:justify-single-word="false" fo:break-before="page"/>
      <style:text-properties style:font-name="Arial" officeooo:rsid="0075ce1e" officeooo:paragraph-rsid="0075ce1e"/>
    </style:style>
    <style:style style:name="P35" style:family="paragraph" style:parent-style-name="Text_20_body">
      <style:paragraph-properties fo:line-height="150%" fo:text-align="start" style:justify-single-word="false" fo:break-before="page"/>
      <style:text-properties style:font-name="Arial" fo:font-weight="bold" officeooo:rsid="00218031" officeooo:paragraph-rsid="00658597" fo:background-color="#ffea00" style:font-weight-asian="bold" style:font-weight-complex="bold"/>
    </style:style>
    <style:style style:name="P36" style:family="paragraph" style:parent-style-name="Text_20_body">
      <style:paragraph-properties fo:line-height="150%"/>
      <style:text-properties style:font-name="Arial" fo:font-weight="bold" officeooo:rsid="006ea472" officeooo:paragraph-rsid="006ea472" fo:background-color="#ffea00" style:font-weight-asian="bold" style:font-weight-complex="bold"/>
    </style:style>
    <style:style style:name="P37" style:family="paragraph" style:parent-style-name="Text_20_body">
      <style:paragraph-properties fo:line-height="150%" fo:text-align="justify" style:justify-single-word="false"/>
      <style:text-properties style:font-name="Arial"/>
    </style:style>
    <style:style style:name="P38" style:family="paragraph" style:parent-style-name="Text_20_body">
      <style:paragraph-properties fo:line-height="150%" fo:text-align="justify" style:justify-single-word="false"/>
      <style:text-properties style:font-name="Arial" officeooo:paragraph-rsid="006ea472"/>
    </style:style>
    <style:style style:name="P39"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40" style:family="paragraph" style:parent-style-name="Text_20_body">
      <style:paragraph-properties fo:line-height="150%" fo:text-align="justify" style:justify-single-word="false"/>
      <style:text-properties style:use-window-font-color="true" loext:opacity="0%" style:font-name="Arial" fo:font-weight="normal" officeooo:paragraph-rsid="00855c83" fo:background-color="transparent" style:font-weight-asian="normal" style:font-weight-complex="normal"/>
    </style:style>
    <style:style style:name="T1" style:family="text">
      <style:text-properties officeooo:rsid="001e26e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8031" style:font-weight-asian="bold" style:font-weight-complex="bold"/>
    </style:style>
    <style:style style:name="T5" style:family="text">
      <style:text-properties fo:font-weight="bold" officeooo:rsid="004714c0" style:font-weight-asian="bold" style:font-weight-complex="bold"/>
    </style:style>
    <style:style style:name="T6" style:family="text">
      <style:text-properties fo:font-weight="bold" officeooo:rsid="0057688d" style:font-weight-asian="bold" style:font-weight-complex="bold"/>
    </style:style>
    <style:style style:name="T7" style:family="text">
      <style:text-properties fo:font-weight="bold" officeooo:rsid="0020086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e26e1" style:font-weight-asian="normal" style:font-weight-complex="normal"/>
    </style:style>
    <style:style style:name="T10" style:family="text">
      <style:text-properties fo:font-weight="normal" officeooo:rsid="0064443b" style:font-weight-asian="normal" style:font-weight-complex="normal"/>
    </style:style>
    <style:style style:name="T11" style:family="text">
      <style:text-properties officeooo:rsid="002ce5f0"/>
    </style:style>
    <style:style style:name="T12" style:family="text">
      <style:text-properties fo:language="pt" fo:country="BR"/>
    </style:style>
    <style:style style:name="T13" style:family="text">
      <style:text-properties fo:language="pt" fo:country="BR" fo:font-weight="bold"/>
    </style:style>
    <style:style style:name="T14" style:family="text">
      <style:text-properties fo:language="pt" fo:country="BR" officeooo:rsid="002f605f"/>
    </style:style>
    <style:style style:name="T15" style:family="text">
      <style:text-properties officeooo:rsid="0046a5b9"/>
    </style:style>
    <style:style style:name="T16" style:family="text">
      <style:text-properties officeooo:rsid="004714c0"/>
    </style:style>
    <style:style style:name="T17" style:family="text">
      <style:text-properties officeooo:rsid="0048d10e"/>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57688d" style:font-style-asian="italic" style:font-weight-asian="bold" style:font-style-complex="italic" style:font-weight-complex="bold"/>
    </style:style>
    <style:style style:name="T20" style:family="text">
      <style:text-properties fo:font-style="italic" fo:font-weight="bold" officeooo:rsid="006b21ba"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officeooo:rsid="0053dd32"/>
    </style:style>
    <style:style style:name="T23" style:family="text">
      <style:text-properties officeooo:rsid="0055d727"/>
    </style:style>
    <style:style style:name="T24" style:family="text">
      <style:text-properties officeooo:rsid="005677f1"/>
    </style:style>
    <style:style style:name="T25" style:family="text">
      <style:text-properties officeooo:rsid="0057688d"/>
    </style:style>
    <style:style style:name="T26" style:family="text">
      <style:text-properties fo:font-style="normal" fo:font-weight="bold" officeooo:rsid="0057688d" style:font-style-asian="normal" style:font-weight-asian="bold" style:font-style-complex="normal" style:font-weight-complex="bold"/>
    </style:style>
    <style:style style:name="T27" style:family="text">
      <style:text-properties fo:font-style="normal" fo:font-weight="bold" officeooo:rsid="004714c0" style:font-style-asian="normal" style:font-weight-asian="bold" style:font-style-complex="normal" style:font-weight-complex="bold"/>
    </style:style>
    <style:style style:name="T28" style:family="text">
      <style:text-properties officeooo:rsid="00586b17"/>
    </style:style>
    <style:style style:name="T29" style:family="text">
      <style:text-properties officeooo:rsid="00605f7d"/>
    </style:style>
    <style:style style:name="T30" style:family="text">
      <style:text-properties style:use-window-font-color="true" loext:opacity="0%" fo:font-weight="normal" fo:background-color="transparent" loext:char-shading-value="0" style:font-weight-asian="normal" style:font-weight-complex="normal"/>
    </style:style>
    <style:style style:name="T31" style:family="text">
      <style:text-properties style:use-window-font-color="true" loext:opacity="0%" fo:font-weight="normal" fo:background-color="#ffea00" loext:char-shading-value="0" style:font-weight-asian="normal" style:font-weight-complex="normal"/>
    </style:style>
    <style:style style:name="T32" style:family="text">
      <style:text-properties fo:font-size="12pt" fo:language="pt" fo:country="BR" officeooo:rsid="002f605f"/>
    </style:style>
    <style:style style:name="T33" style:family="text">
      <style:text-properties officeooo:rsid="00451990"/>
    </style:style>
    <style:style style:name="T34" style:family="text">
      <style:text-properties officeooo:rsid="0045be26"/>
    </style:style>
    <style:style style:name="T35" style:family="text">
      <style:text-properties officeooo:rsid="004adc3e"/>
    </style:style>
    <style:style style:name="T36" style:family="text">
      <style:text-properties officeooo:rsid="0052465e"/>
    </style:style>
    <style:style style:name="T37" style:family="text">
      <style:text-properties officeooo:rsid="004f5ba0"/>
    </style:style>
    <style:style style:name="T38" style:family="text">
      <style:text-properties officeooo:rsid="00524665"/>
    </style:style>
    <style:style style:name="T39" style:family="text">
      <style:text-properties style:font-name="Arial"/>
    </style:style>
    <style:style style:name="T40" style:family="text">
      <style:text-properties style:font-name="Arial" officeooo:rsid="002a8f4c"/>
    </style:style>
    <style:style style:name="T41" style:family="text">
      <style:text-properties style:font-name="Arial" officeooo:rsid="0061a6a6"/>
    </style:style>
    <style:style style:name="T42" style:family="text">
      <style:text-properties style:font-name="Arial" officeooo:rsid="00218031"/>
    </style:style>
    <style:style style:name="T43" style:family="text">
      <style:text-properties style:font-name="Arial" fo:font-weight="bold" style:font-weight-asian="bold" style:font-weight-complex="bold"/>
    </style:style>
    <style:style style:name="T44" style:family="text">
      <style:text-properties style:font-name="Arial" fo:font-weight="bold" fo:background-color="#ffea00" loext:char-shading-value="0" style:font-weight-asian="bold" style:font-weight-complex="bold"/>
    </style:style>
    <style:style style:name="T45" style:family="text">
      <style:text-properties style:font-name="Arial" fo:font-weight="normal" style:font-weight-asian="normal" style:font-weight-complex="normal"/>
    </style:style>
    <style:style style:name="T46" style:family="text">
      <style:text-properties style:font-name="Arial" fo:font-weight="normal" officeooo:rsid="006ea472" style:font-weight-asian="normal" style:font-weight-complex="normal"/>
    </style:style>
    <style:style style:name="T47" style:family="text">
      <style:text-properties style:font-name="Arial" officeooo:rsid="0077e197"/>
    </style:style>
    <style:style style:name="T48" style:family="text">
      <style:text-properties officeooo:rsid="00654563"/>
    </style:style>
    <style:style style:name="T49" style:family="text">
      <style:text-properties officeooo:rsid="00218031"/>
    </style:style>
    <style:style style:name="T50" style:family="text">
      <style:text-properties fo:language="en" fo:country="US"/>
    </style:style>
    <style:style style:name="T51" style:family="text">
      <style:text-properties officeooo:rsid="006b21ba"/>
    </style:style>
    <style:style style:name="T52" style:family="text">
      <style:text-properties officeooo:rsid="0070f191"/>
    </style:style>
    <style:style style:name="T53" style:family="text">
      <style:text-properties officeooo:rsid="00723958"/>
    </style:style>
    <style:style style:name="T54" style:family="text">
      <style:text-properties officeooo:rsid="0075ce1e"/>
    </style:style>
    <style:style style:name="T55" style:family="text">
      <style:text-properties officeooo:rsid="007abda5"/>
    </style:style>
    <style:style style:name="T56" style:family="text">
      <style:text-properties officeooo:rsid="007de221"/>
    </style:style>
    <style:style style:name="T57" style:family="text">
      <style:text-properties officeooo:rsid="007e1d9b"/>
    </style:style>
    <style:style style:name="T58" style:family="text">
      <style:text-properties officeooo:rsid="007fdf64"/>
    </style:style>
    <style:style style:name="T59" style:family="text">
      <style:text-properties officeooo:rsid="008159f3"/>
    </style:style>
    <style:style style:name="T60" style:family="text">
      <style:text-properties officeooo:rsid="0083e5d3"/>
    </style:style>
    <style:style style:name="T61" style:family="text">
      <style:text-properties officeooo:rsid="002008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ALGUMAS REFERÊNCIAS</text:span><text:span text:style-name="T9">:</text:span></text:p>
      <text:p text:style-name="P8"/>
      <text:p text:style-name="P9">BRASIL. <text:span text:style-name="T2">Constituição</text:span> (1988). <text:span text:style-name="T2">Constituição</text:span> da República Federativa do Brasil. Brasília, DF: Centro Gráfico, 1988.</text:p>
      <text:p text:style-name="P9"/>
      <text:p text:style-name="P17"><text:span text:style-name="T13">CONSELHO FEDERAL DE MEDICINA</text:span><text:span text:style-name="T12"> (</text:span><text:span text:style-name="T13">CFM</text:span><text:span text:style-name="T12"> - Brasil). Código de ética médica. </text:span><text:span text:style-name="T13">Resolução</text:span><text:span text:style-name="T12"> nº 1.246/88. Brasília: Tabloide, 1990.</text:span></text:p>
      <text:p text:style-name="P18"><text:span text:style-name="T14">(</text:span><text:span text:style-name="T32">Artigo primeiro)</text:span></text:p>
      <text:p text:style-name="P10"/>
      <text:p text:style-name="P5">Direito à morte digna: outro do direito à vida – Jus.com.br | Jus Navigandi</text:p>
      <text:p text:style-name="P1"><text:span text:style-name="T40">Disponível em: </text:span><text:a xlink:type="simple" xlink:href="https://jus.com.br/artigos/87970/o-direito-a-morte-digna" text:style-name="Internet_20_link" text:visited-style-name="Visited_20_Internet_20_Link"><text:span text:style-name="T40">https://jus.com.br/artigos/87970/o-direito-a-morte-digna</text:span></text:a></text:p>
      <text:p text:style-name="P12">Acesso em 07 de Junho de 2021</text:p>
      <text:p text:style-name="P11"/>
      <text:p text:style-name="P6">História de Nancy Cruzan</text:p>
      <text:p text:style-name="P2"><text:span text:style-name="T41">Disnponível em: </text:span><text:a xlink:type="simple" xlink:href="https://www.ufrgs.br/bioetica/nancy.htm" text:style-name="Internet_20_link" text:visited-style-name="Visited_20_Internet_20_Link"><text:span text:style-name="T39">https://www.ufrgs.br/bioetica/nancy.htm</text:span></text:a></text:p>
      <text:p text:style-name="P13">Acesso em 09 de Junho de 2021</text:p>
      <text:p text:style-name="P13"/>
      <text:p text:style-name="P7">História de Eluana Englaro</text:p>
      <text:p text:style-name="P29">Disponível em: </text:p>
      <text:p text:style-name="P29">Acesso em 09 de Junho de 2021</text:p>
      <text:p text:style-name="P13"/>
      <text:p text:style-name="P7">História de Brittany Maynard</text:p>
      <text:p text:style-name="P10"><text:span text:style-name="T10">Disponível em: </text:span><text:a xlink:type="simple" xlink:href="http://g1.globo.com/mundo/noticia/2014/11/morre-americana-com-cancer-terminal-que-anunciou-suicidio-assistido.html" text:style-name="Internet_20_link" text:visited-style-name="Visited_20_Internet_20_Link"><text:span text:style-name="T8">http://g1.globo.com/mundo/noticia/2014/11/morre-americana-com-cancer-terminal-que-anunciou-suicidio-assistido.html</text:span></text:a></text:p>
      <text:p text:style-name="P29">Acesso em 09 de Junho de 2021</text:p>
      <text:p text:style-name="P5"/>
      <text:p text:style-name="P10"><text:bookmark text:name="1"/><text:bookmark text:name="art1"/><text:span text:style-name="T3">Art. 1º</text:span> A República Federativa do Brasil, formada pela união indissolúvel dos Estados e Municípios e do Distrito Federal, constitui-se em Estado Democrático de Direito e tem como fundamentos: </text:p>
      <text:p text:style-name="P14"><text:span text:style-name="T3">III</text:span><text:span text:style-name="T8"> </text:span>– <text:span text:style-name="T3">a dignidade da pessoa humana;</text:span></text:p>
      <text:p text:style-name="P10"/>
      <text:p text:style-name="P15"><text:span text:style-name="T3">Eutanásia</text:span> → <text:span text:style-name="T11">Abreviação da vida</text:span></text:p>
      <text:p text:style-name="P15"><text:span text:style-name="T3">Distanasia</text:span> → <text:span text:style-name="T11">Prolongamento da vida</text:span></text:p>
      <text:p text:style-name="P15"><text:span text:style-name="T3">Ortotanásia</text:span> → <text:span text:style-name="T11">Não haverá intervenção (morte natural, porém, aliviando sofrimento)</text:span></text:p>
      <text:p text:style-name="P3"/>
      <text:p text:style-name="P32">Nancy Cruzan</text:p>
      <text:p text:style-name="P4"/>
      <text:p text:style-name="P40"><text:span text:style-name="T61"><text:tab/>Em 11 de janeiro de 1983, </text:span><text:span text:style-name="T7">Nancy Cruzan</text:span><text:span text:style-name="T61">, de 25 anos, casada, perdeu o controle de seu carro quando viajava no </text:span><text:span text:style-name="T29">Inte</text:span><text:span text:style-name="T60">rior</text:span><text:span text:style-name="T61"> do estado de </text:span><text:span text:style-name="T29">Missouri</text:span><text:span text:style-name="T61">; EUA. O carro capotou e ela foi encontrada voltada com rosto para baixo em um córrego, </text:span><text:span text:style-name="T7">sem respiração ou batimento cardíaco detectável</text:span><text:span text:style-name="T61">. Os profissionais de emergência que a atenderam foram capazes de recuperar as funções respiratória e cardíaca, sendo a paciente transportada inconsciente para o hospital. Um neurocirurgião diagnosticou a </text:span><text:span text:style-name="T7">possibilidade de dano cerebral permanente</text:span><text:span text:style-name="T61"> devido a falta de oxigênio. O período de tempo de anóxia foi estimado em 10 a 12 minutos. Em média se estima que ocorram danos cerebrais permanentes com anóxia de 6 minutos ou mais. </text:span></text:p>
      <text:p text:style-name="P40"><text:tab/>A paciente ficou em <text:span text:style-name="T3">coma por três semanas</text:span>. O quadro <text:span text:style-name="T3">evoluiu para um estado de inconsciência onde a paciente podia se alimentar parcialmente por via oral</text:span>. Com a finalidade de facilitar a sua alimentação, foi introduzida uma sonda de alimentação. O seu marido autorizou este procedimento. Em outubro de 1983, ou seja, dez meses após o acidente, ela foi internada em um hospital público. <text:span text:style-name="T3">Todas as tentativas de reabilitação foram mal sucedidas</text:span>, demonstrando que ela não teria possibilidade de recuperar a vida de relação. Os seus pais, que também eram considerados como seus representantes legais, em conjunto com o esposo, <text:span text:style-name="T3">solicitaram ao hospital que retirassem os procedimentos de nutrição e hidratação assistida</text:span>, ou seja, a sonda que havia sido colocada. <text:span text:style-name="T3">Os médicos</text:span> e a instituição se <text:span text:style-name="T3">negaram</text:span> a atender esta demanda sem autorização judicial.</text:p>
      <text:p text:style-name="P21"><text:tab/>Os pais entraram na justiça do estado do Missouri solicitando esta autorização em junho de 1989. Um representante legal foi indicado para atuar durante o julgamento. O tribunal, em junho de 1990, após realizar audiências, ordenou à instituição que atendesse a demanda da família. Esta decisão se baseou em três argumentos básicos: no diagnóstico, na previsão legal desta demanda e na manifestação prévia da vontade pessoal da paciente. <text:span text:style-name="T3">O diagnóstico de dano cerebral permanente e irreversível</text:span>, em conseq<text:span text:style-name="T51">u</text:span>ência do longo período de anóxia, foi confirmado e não questionado. A lei do estado do Missouri e da Constituição norte-americana permitem que uma pessoa no estado da paciente pode recusar ou solicitar a retirada de “procedimentos que prolonguem a morte”. <text:span text:style-name="T20">C</text:span><text:span text:style-name="T18">onsiderando que ela, aos vinte anos, tinha manifestado em uma conversa séria com uma colega de quarto, que se estivesse doente ou ferida, ela não gostaria de ser mantida viva, salvo que pudesse ter, pelo menos, metade de </text:span><text:soft-page-break/><text:span text:style-name="T18">suas capacidades normais. Esta posição sugeriu que ela não estaria de acordo com a manutenção da hidratação e da nutrição nas suas condições atuais.</text:span></text:p>
      <text:p text:style-name="P22">No túmulo de Nancy Cruzan consta a seguinte indicação:</text:p>
      <text:p text:style-name="P27"><text:span text:style-name="T31">Nascida</text:span><text:span text:style-name="T30"> em 20 de julho de 1957<text:line-break/></text:span><text:span text:style-name="T31">Partiu</text:span><text:span text:style-name="T30"> em 11 de janeiro de 1983<text:line-break/></text:span><text:span text:style-name="T31">Em paz</text:span><text:span text:style-name="T30"> em 26 de dezembro de 1990</text:span></text:p>
      <text:p text:style-name="P35">Eluana Englaro</text:p>
      <text:p text:style-name="P26"><text:span text:style-name="T49"><text:tab/></text:span><text:span text:style-name="T4">Eluana Englaro</text:span><text:span text:style-name="T49"> foi uma </text:span><text:span text:style-name="T4">mulher italiana</text:span><text:span text:style-name="T49"> que entrou em um </text:span><text:span text:style-name="T4">estado vegetativo</text:span><text:span text:style-name="T49"> persistente em 18 de janeiro de 1992, na sequência de um </text:span><text:span text:style-name="T4">acidente de carro</text:span><text:span text:style-name="T49"> e, posteriormente, se tornou o foco de uma batalha judicial entre apoiantes e opositores da eutanásia.</text:span></text:p>
      <text:p text:style-name="P19"><text:span text:style-name="T42"><text:tab/></text:span><text:span text:style-name="T47">No</text:span><text:span text:style-name="T39"> </text:span><text:span text:style-name="T43">Festival de Cinema de Veneza</text:span><text:span text:style-name="T39">, realizado em setembro, foi exibido o filme “</text:span><text:span text:style-name="T43">Bella Addormentata</text:span><text:span text:style-name="T39">” (ou “Bela Adormecida”, em português), do diretor italiano Marco Bellocchio. Misturando imagens reais de TV e personagens de ficção, a película </text:span><text:span text:style-name="T44">reconta um caso verídico que dividiu profundamente a opinião pública da Itália</text:span><text:span text:style-name="T39">, majoritariamente católica, ao suscitar a discussão, frequentemente acalorada, de temas como o da </text:span><text:span text:style-name="T43">eutanásia</text:span><text:span text:style-name="T39"> e o da </text:span><text:span text:style-name="T43">fé religiosa</text:span><text:span text:style-name="T39">. Trata-se da história de Eluana Englaro, </text:span><text:span text:style-name="T43">uma jovem italiana que entrou em estado vegetativo persistente</text:span><text:span text:style-name="T39"> no ano de 1992, em consequência de um </text:span><text:span text:style-name="T43">acidente de carro</text:span><text:span text:style-name="T39">.</text:span></text:p>
      <text:p text:style-name="P19"><text:span text:style-name="Strong_20_Emphasis"><text:span text:style-name="T46"/></text:span></text:p>
      <text:p text:style-name="P36">Morrer é necessariamente ruim?</text:p>
      <text:p text:style-name="P38"><text:tab/>Na condição de estado vegetativo, embora o ser humano conserve suas funções vitais, falta-lhe consciência de si e do ambiente, além de reações comportamentais a estímulos externos. De certo modo, desaparece também a esperança, porque, mesmo hoje, ainda não há métodos diagnósticos que possibilitem determinar a reversibilidade de quadros desse tipo.</text:p>
      <text:p text:style-name="P28"><text:span text:style-name="T39"><text:tab/>Tendo isso em vista, não é difícil encontrar quem considere que a vida, nessa condição, bem como em outros quadros de alta gravidade, torna-se </text:span><text:span text:style-name="T43">um peso insuportável</text:span><text:span text:style-name="T39"> tanto </text:span><text:span text:style-name="T43">para o doente</text:span><text:span text:style-name="T39"> como </text:span><text:span text:style-name="T43">para os seus entes</text:span><text:span text:style-name="T39">. Donde concluem que </text:span><text:span text:style-name="T43">a morte</text:span><text:span text:style-name="T39">, nesses casos, </text:span><text:span text:style-name="T43">é</text:span><text:span text:style-name="T39">, antes de tudo, </text:span><text:span text:style-name="T43">um benefício</text:span><text:span text:style-name="T39"> para o enfermo </text:span><text:span text:style-name="T45">e</text:span><text:span text:style-name="T43"> para as pessoas que o cercam</text:span><text:span text:style-name="T39">.</text:span></text:p>
      <text:p text:style-name="P28"><text:span text:style-name="T45"><text:tab/>No caso de </text:span><text:span text:style-name="T43">Eluana Englaro</text:span><text:span text:style-name="T45">, </text:span><text:span text:style-name="T43">seu pai pediu</text:span><text:span text:style-name="T45"> para que o tubo que a mantinha viva fosse retirado, </text:span><text:span text:style-name="T43">a fim de que ela pudesse morrer naturalmente</text:span><text:span text:style-name="T45">. Inicialmente, </text:span><text:span text:style-name="T43">as autoridades recusaram seu pedido</text:span><text:span text:style-name="T45"> e </text:span><text:span text:style-name="T43">o debate</text:span><text:span text:style-name="T45"> em torno do caso </text:span><text:span text:style-name="T43">se estendeu por longos anos</text:span><text:span text:style-name="T45">. Tendo recorrido à justiça, o pai de Eluana viu seu pedido negado diversas vezes. Enquanto isso, o debate público do caso adquiria proporções cada vez maiores, extrapolando as fronteiras da Península Itálica. A reviravolta ocorreu nos últimos meses de 2008, quando a mais alta corte da Itália concedeu ao pai de Eluana o direito de </text:span><text:soft-page-break/><text:span text:style-name="T45">suspender a alimentação de sua filha. </text:span><text:span text:style-name="T43">A jovem faleceu no ano seguinte, no dia 9 de fevereiro, três dias após terem sido suspensas sua nutrição e hidratação.</text:span></text:p>
      <text:p text:style-name="P39"/>
      <text:p text:style-name="P39"/>
      <text:p text:style-name="P25"/>
      <text:p text:style-name="P25"/>
      <text:p text:style-name="P20">Britanny Maynard</text:p>
      <text:p text:style-name="P23"><text:tab/>A americana Brittany Maynard, que tinha câncer em estado terminal e havia anunciado que daria fim à sua vida, morreu neste sábado (1º) ao realizar um suicídio assistido. A informação foi confirmada pelo grupo pró-eutanásia <text:span text:style-name="T50">Compassion &amp; Choices</text:span> (Compaixão e Escolhas).</text:p>
      <text:p text:style-name="P25"><text:tab/><text:span text:style-name="T21">“Adeus a todos os meus queridos amigos e parentes que amo. Hoje é o dia que escolhi partir com dignidade diante de minha doença terminal, este terrível câncer cerebral que tirou tanto de mim ... mas que poderia ter tomado muito mais”, escreveu em uma mensagem divulgada nas redes sociais e que foi compartilhada por milhões de internautas.</text:span></text:p>
      <text:p text:style-name="P24"><text:tab/>“O mundo é um lugar bonito, viajar foi meu melhor professor, meus amigos próximos e meus pais são os maiores doadores. Tenho inclusive um círculo de apoio ao redor da minha cama enquanto escrevo ... Adeus mundo. Espalhem boa energia. Vale la pena!”.</text:p>
      <text:p text:style-name="P25"><text:tab/>Sean Crowley, porta-voz do grupo “<text:span text:style-name="T50">Compassion &amp; Choices</text:span>”, que luta pelo direito à morte com dignidade e que apoiou Maynard, informou que ela morreu no dia 1º de novembro. “Brittany faleceu, mas seu amor pela vida e a natureza, sua paixão e seu espírito perduram”, disse a presidente da organização, Barbara Coombs Lee.</text:p>
      <text:p text:style-name="P25"><text:tab/>Mesmo após o anúncio da decisão de sua morte, ela chegou a afirmar, na quinta-feira (30), que o suicídio assistido poderia ser adiado, porque ela estava se sentindo bem. “Eu ainda me sinto bem o suficiente, e ainda tenho bastante alegria. Eu ainda rio com os meus amigos e minha família, e não parece ser o momento certo agora”, disse. Neste sábado, porém, de acordo com a Associated Press, ela optou pelo suicídio assistido, em sua casa, em Oregon.</text:p>
      <text:p text:style-name="P25"><text:tab/>A história de Maynard chamou a atenção dos norte-americanos. Após ser diagnosticada com câncer em estágio terminal, a californiana decidiu se mudar de São Francisco para o Oregon, porque esse estado norte-americano permite o suicídio assistido para pacientes terminais. Desde então ela dedicou suas últimas semanas de vida a uma campanha para que outros que se veem diante de uma morte iminente possam usufruir do mesmo direito.</text:p>
      <text:p text:style-name="P25"><text:soft-page-break/><text:tab/>Maynard foi diagnosticada em janeiro com um glioblastoma, um tumor no cérebro, e mais tarde ouviu dos médicos que só teria seis meses de vida.<text:line-break/><text:line-break/><text:tab/>“Depois de meses de pesquisas, minha família e eu chegamos a uma conclusão dolorosa: não existe um tratamento que possa salvar minha vida, e os tratamentos que me foram recomendados destruiriam o tempo que me resta”, ela disse em um artigo que escreveu para o site da emissora CNN.</text:p>
      <text:p text:style-name="P25"><text:tab/>“<text:span text:style-name="T21">Irei morrer no andar de cima, no quarto que divido com meu marido, com ele e minha mãe ao meu lado, e falecer pacificamente com música que eu gosto no fundo</text:span>”, declarou Maynard, no primeiro vídeo que divulgou sobre o assunto.</text:p>
      <text:p text:style-name="P25"><text:tab/>Maynard planejava tomar um medicamento obtido com receita médica para tirar a vida quando sua dor se tornasse insuportável, de acordo com o Compassion &amp; Choices.</text:p>
      <text:p text:style-name="P25"><text:tab/>Em 1997, o Oregon se tornou o primeiro estado norte-americano a permitir o suicídio assistido para pacientes em estado terminal. Washington, Montana, Vermont e o Novo México seguiram o exemplo desde então e são os outros quatro dos cinco únicos Estados dos EUA que autorizam o procedimento.</text:p>
      <text:p text:style-name="P7"/>
      <text:p text:style-name="P33"><text:span text:style-name="T34"><text:tab/>Nancy Cruzan e Eluan</text:span><text:span text:style-name="T57">a </text:span><text:span text:style-name="T56">Englaro</text:span><text:span text:style-name="T34"> </text:span><text:span text:style-name="T55">e Britanny Maynard</text:span><text:span text:style-name="T34">. </text:span><text:span text:style-name="T15">Essas duas mulheres foram vítimas, e foram forçadas a permanecer por 8 e 16 anos sofrendo às custas de aparelhos que meramente prolongavam sua vida </text:span><text:span text:style-name="T17">dolorosa</text:span><text:span text:style-name="T15"> e </text:span><text:span text:style-name="T17">penosa,</text:span><text:span text:style-name="T35"> não </text:span><text:span text:style-name="T36">havendo apenas o</text:span><text:span text:style-name="T35"> sofrimento </text:span><text:span text:style-name="T36">da</text:span><text:span text:style-name="T35"> paciente mas também </text:span><text:span text:style-name="T36">de</text:span><text:span text:style-name="T35"> toda a família que por anos sofriam junto </text:span><text:span text:style-name="T36">ao ver ela no estado que se encontrava</text:span><text:span text:style-name="T35">.</text:span><text:span text:style-name="T15"> Eluana, pois passou chocantes 16 anos sendo forçada </text:span><text:span text:style-name="T37">junto de sua família inteira </text:span><text:span text:style-name="T15">a continuar sofrendo quando seu corpo já havia desistido de lutar a muito tempo atrás. A constituição prevê a dignidade humana como um pilar. Mas, será que isso é dignidade? Passar anos, forçado a sofrer um procedimento médico, um prolongamento artificial da vida, apenas para que </text:span><text:span text:style-name="T37">a</text:span><text:span text:style-name="T15"> vida seja prolongada, em favor de uma escolha que nem foi </text:span><text:span text:style-name="T37">dada aquela pessoa</text:span><text:span text:style-name="T15">. Assim como temos direito à vida, acredito que o direito à morte e a morte digna deveria sim, </text:span><text:span text:style-name="T38">fazer</text:span><text:span text:style-name="T15"> parte da constituição como </text:span><text:span text:style-name="T38">algo fundamental</text:span><text:span text:style-name="T15"> em favor da dignidade humana e a liberdade de escolha de cada </text:span><text:span text:style-name="T38">pessoa</text:span><text:span text:style-name="T15">.</text:span></text:p>
      <text:p text:style-name="P16"><text:span text:style-name="T15"><text:tab/>Sendo assim, gostaria de desenvolver ainda mais esse pensamento. Será que a vida de alguém que está em depressão não é também uma vida ruim e indigna? </text:span><text:span text:style-name="T22">Ou poderíamos considerar uma vida humanamente digna quando</text:span><text:span text:style-name="T15"> </text:span><text:span text:style-name="T22">a</text:span><text:span text:style-name="T15">lguém não enxerga mais prazer, nem sentido n</text:span><text:span text:style-name="T22">essa</text:span><text:span text:style-name="T15"> vida? </text:span><text:span text:style-name="T22">Muitos se veem</text:span><text:span text:style-name="T15"> preso</text:span><text:span text:style-name="T22">s </text:span><text:span text:style-name="T15">e jogado</text:span><text:span text:style-name="T22">s </text:span><text:span text:style-name="T15">contra a parede pela sociedade </text:span><text:span text:style-name="T22">e até mesmo por suas próprias famílias</text:span><text:span text:style-name="T15">. Será que essa pessoa está realmente tendo uma vida digna </text:span><text:span text:style-name="T23">de ser vivida</text:span><text:span text:style-name="T15">? </text:span><text:span text:style-name="T16">Seu direito a dignidade humana, onde está</text:span><text:span text:style-name="T15">? Será que, mesmo que essa pessoa, em </text:span><text:span text:style-name="T23">um momento de desespero e </text:span><text:span text:style-name="T15">protesto, venha a atentar contra a própria vida, estaria ela errada em querer acabar com seu próprio sofrimento? </text:span><text:span text:style-name="T16">Em querer poupar a si mesma?</text:span><text:span text:style-name="T15"> Podemos culpar alguém por não querer sofrer? </text:span><text:span text:style-name="T24">Poderíamos colocar sobre alguém esse peso por não conseguir aguentar a pressão externa e interna que a vida traz? </text:span><text:span text:style-name="T16">Ora, </text:span><text:span text:style-name="T24">podem até tentar</text:span><text:span text:style-name="T15"> desvalorizar a opinião e a vontade de alguém </text:span><text:span text:style-name="T24">que deseja</text:span><text:span text:style-name="T16"> se matar. </text:span><text:span text:style-name="T28">D</text:span><text:span text:style-name="T16">ize</text:span><text:span text:style-name="T25">m</text:span><text:span text:style-name="T16"> que é </text:span><text:span text:style-name="T19">apenas</text:span><text:span text:style-name="T26"> </text:span><text:span text:style-name="T27">uma</text:span><text:span text:style-name="T5"> doença</text:span><text:span text:style-name="T16">,</text:span><text:span text:style-name="T28"> uma questão hormonal, ou uma deficiência vitamínica,</text:span><text:span text:style-name="T16"> </text:span><text:span text:style-name="T5">quando</text:span><text:span text:style-name="T16"> na verdade </text:span><text:span text:style-name="T5">é </text:span><text:span text:style-name="T6">algo </text:span><text:span text:style-name="T5">mais profundo</text:span><text:span text:style-name="T16"> que isso. Uma vida </text:span><text:span text:style-name="T28">cheia</text:span><text:span text:style-name="T16"> de opressão, social, cultural e parental. </text:span><text:span text:style-name="T28">Olhares, costumes engessados e pais que não foram ensinados e orientados, </text:span><text:span text:style-name="T48">pais que muitas vezes </text:span><text:span text:style-name="T54">também</text:span><text:span text:style-name="T48"> não </text:span><text:span text:style-name="T52">receberam amor, cuidado e atenção dos seus </text:span><text:span text:style-name="T53">próprios </text:span><text:span text:style-name="T52">pais</text:span><text:span text:style-name="T28">. </text:span></text:p>
      <text:p text:style-name="P16"/>
      <text:p text:style-name="P31"/>
      <text:p text:style-name="P34"/>
      <text:p text:style-name="P31"/>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0T16:22:43.530000000</dc:date>
    <meta:editing-duration>PT1H40M36S</meta:editing-duration>
    <meta:editing-cycles>17</meta:editing-cycles>
    <meta:generator>LibreOffice/7.1.3.2$Windows_X86_64 LibreOffice_project/47f78053abe362b9384784d31a6e56f8511eb1c1</meta:generator>
    <meta:document-statistic meta:table-count="0" meta:image-count="0" meta:object-count="0" meta:page-count="9" meta:paragraph-count="47" meta:word-count="1915" meta:character-count="11812" meta:non-whitespace-character-count="9916"/>
  </office:meta>
</office:document-meta>
</file>